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 style:master-page-name="Standard">
      <style:paragraph-properties style:page-number="auto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<text:tab/><text:tab/><text:tab/><text:span text:style-name="T1">HUMPAGE</text:span></text:p>
      <text:p text:style-name="P2">PRODUCTS<text:tab/></text:p>
      <text:p text:style-name="P2">BUY HERE</text:p>
      <text:p text:style-name="P2">ABOUT / CONTACT</text:p>
      <text:p text:style-name="P2">MODULE OVERVIEW</text:p>
      <text:p text:style-name="P2">LINKS</text:p>
      <text:p text:style-name="P2">RESOURCES</text:p>
      <text:p text:style-name="P2">ARCHIVE</text:p>
      <text:p text:style-name="P1">___________</text:p>
      <text:p text:style-name="P1"/>
      <text:p text:style-name="P1">PRODUCTS</text:p>
      <text:p text:style-name="P1"/>
      <text:p text:style-name="P1">Logic<text:tab/><text:tab/><text:span text:style-name="T2">(N)AND; (N)OR; X(N)OR; Flipflop; DT Switch; Paths;</text:span></text:p>
      <text:p text:style-name="P1">Sequencing<text:tab/><text:span text:style-name="T2">VC Sequencer; Trigger Expander; Penta;</text:span></text:p>
      <text:p text:style-name="P1">Filters<text:tab/><text:tab/><text:span text:style-name="T2">Altered States; Aperture; 5 Band British EQ;</text:span></text:p>
      <text:p text:style-name="P1">VCAs/Distort<text:tab/><text:span text:style-name="T2">3xVCA; Optodist; 2xVCX;</text:span></text:p>
      <text:p text:style-name="P1">Utility<text:tab/><text:tab/><text:span text:style-name="T2">Ampmix; 2xBuffAttMultOff</text:span></text:p>
      <text:p text:style-name="P1">Totale Stimme<text:tab/><text:span text:style-name="T2">DVCO; DDVCA; QLEG; Wavemult; Subdiv;</text:span></text:p>
      <text:p text:style-name="P1">Tiles<text:tab/><text:tab/><text:tab/><text:span text:style-name="T2">Coloured Noise/Random;</text:span></text:p>
      <text:p text:style-name="P1">Airtentuator<text:tab/><text:span text:style-name="T2">;</text:span></text:p>
      <text:p text:style-name="P1">Discontinued<text:tab/><text:span text:style-name="T2">Vertmix;</text:span></text:p>
      <text:p text:style-name="P1"/>
      <text:p text:style-name="P1">each of above has</text:p>
      <text:p text:style-name="P1">- <text:span text:style-name="T2">Downloads</text:span> [Assembly Guide, BOM and Schematic, User Manual, Datasheet]</text:p>
      <text:p text:style-name="P1">___________</text:p>
      <text:p text:style-name="P1"/>
      <text:p text:style-name="P1">BUY HERE has exclusive at synth cube then synthcube info</text:p>
      <text:p text:style-name="P1">___________</text:p>
      <text:p text:style-name="P1"/>
      <text:p text:style-name="P1">ABOUT / CONTACT</text:p>
      <text:p text:style-name="P1"/>
      <text:p text:style-name="P1">company history</text:p>
      <text:p text:style-name="P1">bios?</text:p>
      <text:p text:style-name="P1">Philosophy</text:p>
      <text:p text:style-name="P1">contacts </text:p>
      <text:p text:style-name="P1">___________</text:p>
      <text:p text:style-name="P1"/>
      <text:p text:style-name="P1">MODULE OVERVIEW</text:p>
      <text:p text:style-name="P1"/>
      <text:p text:style-name="P1">one stop shop for specs – see spreadsheet</text:p>
      <text:p text:style-name="P1">c/should contain more, doepfer style?</text:p>
      <text:p text:style-name="P1"/>
      <text:p text:style-name="P1">___________</text:p>
      <text:p text:style-name="P1"/>
      <text:p text:style-name="P1">LINKS has stuff I think is good modular info resources [think politically here]</text:p>
      <text:p text:style-name="P1"/>
      <text:p text:style-name="P1">ModWiggler</text:p>
      <text:p text:style-name="P1">ModularGrid</text:p>
      <text:p text:style-name="P1">The Wiggle Room - Discord</text:p>
      <text:p text:style-name="P1">Doepfer Tech and Mech</text:p>
      <text:p text:style-name="P1"/>
      <text:p text:style-name="P1">RYO Social Media and Associated Sites – Needs a FB; Instagram; Twitter; Blog?</text:p>
      <text:p text:style-name="P1"/>
      <text:p text:style-name="P1">My Music – Usual List</text:p>
      <text:p text:style-name="P1">My Social Media and Other stuff – FB; Intstagram; Website; Twitter; Blog</text:p>
      <text:p text:style-name="P1">___________</text:p>
      <text:p text:style-name="P1"/>
      <text:p text:style-name="P1">RESOURCES has all the links and info for for </text:p>
      <text:p text:style-name="P1"/>
      <text:p text:style-name="P1"><text:soft-page-break/>DIY<text:tab/><text:tab/><text:tab/>List off stuff; How to transit from DIY to design to manufacturer</text:p>
      <text:p text:style-name="P1">Synth School<text:tab/>How to synth;</text:p>
      <text:p text:style-name="P1">Selected Blog Feed Whatever's Appropriate;</text:p>
      <text:p text:style-name="P1">___________</text:p>
      <text:p text:style-name="P1"/>
      <text:p text:style-name="P1">ARCHIVE has News Archive; Design Archive;</text:p>
      <text:p text:style-name="P1"/>
      <text:p text:style-name="P1">News Archive<text:tab/>Items from old site that contain useful info, are interesting or just<text:tab/><text:tab/><text:tab/><text:tab/>show heritage</text:p>
      <text:p text:style-name="P1">Design Archive<text:tab/>shows evolution of modules, style, aesthetic, philosophy and product<text:tab/><text:tab/><text:tab/>development behind scenes</text:p>
      <text:p text:style-name="P1">___________</text:p>
      <text:p text:style-name="P1"/>
      <text:p text:style-name="P1"/>
      <text:p text:style-name="P1">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Helvetica" fo:font-size="12pt" fo:language="en" fo:country="GB" style:font-name-asian="Helvetica" style:font-size-asian="12pt" style:language-asian="zh" style:country-asian="CN" style:font-name-complex="Helvetic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7-23T00:54:36</dc:date>
    <dc:creator>wofl </dc:creator>
    <meta:generator>OpenOffice/4.1.7$Unix OpenOffice.org_project/417m1$Build-9800</meta:generator>
    <meta:editing-duration>PT49M53S</meta:editing-duration>
    <meta:editing-cycles>3</meta:editing-cycles>
    <meta:document-statistic meta:table-count="0" meta:image-count="0" meta:object-count="0" meta:page-count="2" meta:paragraph-count="53" meta:word-count="234" meta:character-count="1565"/>
  </office:meta>
</office:document-meta>
</file>